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08cm" svg:height="3.854cm" svg:x="4.81cm" svg:y="17.466cm">
          <text:p text:style-name="P1">SmartCard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08cm" svg:height="3.854cm" svg:x="12.43cm" svg:y="17.466cm">
          <text:p text:style-name="P1">SoftCard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08cm" svg:height="3.854cm" svg:x="20.123cm" svg:y="17.466cm">
          <text:p text:style-name="P1">FaceCrypt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08cm" svg:height="3.854cm" svg:x="28.018cm" svg:y="17.483cm">
          <text:p text:style-name="P1">SSNEx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89cm" svg:y1="19.393cm" svg:x2="12.43cm" svg:y2="19.393cm" draw:start-shape="id1" draw:end-shape="id2" draw:end-glue-point="3" svg:d="m9890 19393h2540" svg:viewBox="0 0 2541 1">
          <text:p/>
        </draw:connector>
        <draw:connector draw:style-name="gr2" draw:text-style-name="P1" draw:layer="layout" svg:x1="17.51cm" svg:y1="19.393cm" svg:x2="20.123cm" svg:y2="19.393cm" draw:start-shape="id2" draw:end-shape="id3" svg:d="m17510 19393h2613" svg:viewBox="0 0 2614 1">
          <text:p/>
        </draw:connector>
        <draw:connector draw:style-name="gr2" draw:text-style-name="P1" draw:layer="layout" svg:x1="25.203cm" svg:y1="19.393cm" svg:x2="28.018cm" svg:y2="19.41cm" draw:start-shape="id3" draw:end-shape="id4" svg:d="m25203 19393h1408v17h1407" svg:viewBox="0 0 2816 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3T19:53:10.90</meta:creation-date>
    <dc:date>2013-03-03T20:02:40.19</dc:date>
    <meta:editing-duration>P0D</meta:editing-duration>
    <meta:editing-cycles>1</meta:editing-cycles>
    <meta:document-statistic meta:object-count="7"/>
    <meta:generator>LibreOffice/3.6$Windows_x86 LibreOffice_project/2ef5aff-a6fb0ff-166bdff-cf087ad-0f1389</meta:generator>
  </office:meta>
</office:document-meta>
</file>